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text-properties style:font-name="DejaVu Sans"/>
    </style:style>
    <style:style style:name="P3" style:family="paragraph" style:parent-style-name="Text_20_body">
      <style:paragraph-properties fo:text-align="center" style:justify-single-word="false"/>
      <style:text-properties style:font-name="DejaVu Sans"/>
    </style:style>
    <style:style style:name="P4" style:family="paragraph" style:parent-style-name="Text_20_body">
      <style:paragraph-properties fo:text-align="justify"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font-size-asian="10.5pt"/>
    </style:style>
    <style:style style:name="P6" style:family="paragraph" style:parent-style-name="Text_20_body">
      <style:paragraph-properties fo:text-align="justify" style:justify-single-word="false"/>
      <style:text-properties style:font-name="DejaVu Sans" officeooo:rsid="000945f2" officeooo:paragraph-rsid="000945f2"/>
    </style:style>
    <style:style style:name="P7" style:family="paragraph" style:parent-style-name="Text_20_body">
      <style:paragraph-properties fo:text-align="justify" style:justify-single-word="false"/>
      <style:text-properties style:font-name="DejaVu Sans" officeooo:rsid="0005c25e" officeooo:paragraph-rsid="0005c25e"/>
    </style:style>
    <style:style style:name="P8" style:family="paragraph" style:parent-style-name="Text_20_body">
      <style:paragraph-properties fo:text-align="justify" style:justify-single-word="false"/>
      <style:text-properties style:text-position="0% 100%" style:font-name="DejaVu Sans"/>
    </style:style>
    <style:style style:name="P9" style:family="paragraph" style:parent-style-name="Text_20_body">
      <style:paragraph-properties fo:text-align="justify" style:justify-single-word="false"/>
      <style:text-properties officeooo:paragraph-rsid="001aae6c"/>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paragraph-rsid="000629a1" style:font-size-asian="10.5pt"/>
    </style:style>
    <style:style style:name="P13" style:family="paragraph" style:parent-style-name="Table_20_Contents">
      <style:paragraph-properties fo:text-align="start" style:justify-single-word="false"/>
      <style:text-properties style:font-name="DejaVu Sans" officeooo:paragraph-rsid="0011debf" style:font-size-asian="10.5pt"/>
    </style:style>
    <style:style style:name="P14" style:family="paragraph" style:parent-style-name="Table_20_Contents">
      <style:paragraph-properties fo:text-align="start" style:justify-single-word="false"/>
      <style:text-properties style:font-name="DejaVu Sans" officeooo: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6"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7"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8"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9"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20"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1"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justify" style:justify-single-word="false"/>
      <style:text-properties style:font-name="DejaVu Sans" officeooo:rsid="000629a1" officeooo:paragraph-rsid="0011debf" style:font-size-asian="10.5pt"/>
    </style:style>
    <style:style style:name="P23"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4"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5"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6" style:family="paragraph" style:parent-style-name="Table_20_Contents">
      <style:paragraph-properties fo:text-align="justify" style:justify-single-word="false"/>
      <style:text-properties style:font-name="DejaVu Sans" officeooo:rsid="0011debf" officeooo:paragraph-rsid="0011debf" style:font-size-asian="10.5pt"/>
    </style:style>
    <style:style style:name="P27" style:family="paragraph" style:parent-style-name="Table_20_Contents">
      <style:paragraph-properties fo:text-align="start" style:justify-single-word="false"/>
      <style:text-properties style:font-name="DejaVu Sans" officeooo:rsid="0011debf" officeooo:paragraph-rsid="0011debf" style:font-size-asian="10.5pt"/>
    </style:style>
    <style:style style:name="P28" style:family="paragraph" style:parent-style-name="Table_20_Contents">
      <style:paragraph-properties fo:text-align="start" style:justify-single-word="false"/>
      <style:text-properties style:font-name="DejaVu Sans" officeooo:rsid="000a1e1c" officeooo:paragraph-rsid="000a1e1c"/>
    </style:style>
    <style:style style:name="P29" style:family="paragraph" style:parent-style-name="Table_20_Heading">
      <style:text-properties style:font-name="DejaVu Sans"/>
    </style:style>
    <style:style style:name="P30" style:family="paragraph" style:parent-style-name="Table_20_Heading">
      <style:paragraph-properties fo:text-align="center" style:justify-single-word="false"/>
      <style:text-properties style:font-name="DejaVu Sans"/>
    </style:style>
    <style:style style:name="P31" style:family="paragraph" style:parent-style-name="Table_20_Heading">
      <style:text-properties style:font-name="DejaVu Sans" officeooo:rsid="000945f2" officeooo:paragraph-rsid="000945f2" style:font-size-asian="10.5pt"/>
    </style:style>
    <style:style style:name="P32" style:family="paragraph" style:parent-style-name="Table_20_Heading">
      <style:text-properties style:font-name="DejaVu Sans" officeooo:rsid="000629a1" style:font-size-asian="10.5pt"/>
    </style:style>
    <style:style style:name="P33" style:family="paragraph" style:parent-style-name="Heading_20_1">
      <style:paragraph-properties fo:text-align="center" style:justify-single-word="false"/>
      <style:text-properties style:font-name="DejaVu Sans" officeooo:paragraph-rsid="00048768"/>
    </style:style>
    <style:style style:name="P34" style:family="paragraph" style:parent-style-name="Heading_20_1">
      <style:paragraph-properties fo:text-align="center" style:justify-single-word="false"/>
      <style:text-properties style:font-name="DejaVu Sans" officeooo:rsid="00048768" officeooo:paragraph-rsid="00048768"/>
    </style:style>
    <style:style style:name="P35" style:family="paragraph" style:parent-style-name="Heading_20_1" style:master-page-name="First_20_Page">
      <style:paragraph-properties fo:text-align="center" style:justify-single-word="false" style:page-number="auto"/>
      <style:text-properties style:font-name="DejaVu Sans"/>
    </style:style>
    <style:style style:name="P36" style:family="paragraph" style:parent-style-name="Table_20_Contents">
      <style:paragraph-properties fo:text-align="justify" style:justify-single-word="false"/>
      <style:text-properties style:font-name="DejaVu Sans" officeooo:rsid="001c062b" officeooo:paragraph-rsid="001c062b"/>
    </style:style>
    <style:style style:name="P37" style:family="paragraph" style:parent-style-name="Table_20_Contents">
      <style:paragraph-properties fo:text-align="start" style:justify-single-word="false"/>
      <style:text-properties style:font-name="DejaVu Sans" officeooo:rsid="001c062b" officeooo:paragraph-rsid="001c062b"/>
    </style:style>
    <style:style style:name="P38" style:family="paragraph" style:parent-style-name="Heading_20_2">
      <style:paragraph-properties fo:break-before="page"/>
      <style:text-properties style:font-name="DejaVu Sans"/>
    </style:style>
    <style:style style:name="P39" style:family="paragraph" style:parent-style-name="Text_20_body" style:list-style-name="L1">
      <style:paragraph-properties fo:text-align="justify" style:justify-single-word="false"/>
      <style:text-properties style:font-name="DejaVu Sans"/>
    </style:style>
    <style:style style:name="P40" style:family="paragraph" style:parent-style-name="Text_20_body" style:list-style-name="L3">
      <style:paragraph-properties fo:text-align="justify" style:justify-single-word="false"/>
      <style:text-properties style:font-name="DejaVu Sans"/>
    </style:style>
    <style:style style:name="P41" style:family="paragraph" style:parent-style-name="Text_20_body" style:list-style-name="L4">
      <style:paragraph-properties fo:text-align="justify" style:justify-single-word="false"/>
      <style:text-properties style:font-name="DejaVu Sans"/>
    </style:style>
    <style:style style:name="P42" style:family="paragraph" style:parent-style-name="Text_20_body" style:list-style-name="L5">
      <style:paragraph-properties fo:text-align="justify" style:justify-single-word="false"/>
      <style:text-properties style:font-name="DejaVu Sans"/>
    </style:style>
    <style:style style:name="P43" style:family="paragraph" style:parent-style-name="Text_20_body" style:list-style-name="L2">
      <style:paragraph-properties fo:text-align="justify" style:justify-single-word="false"/>
      <style:text-properties officeooo:paragraph-rsid="001aae6c"/>
    </style:style>
    <style:style style:name="P44" style:family="paragraph" style:parent-style-name="Text_20_body" style:list-style-name="L2">
      <style:paragraph-properties fo:text-align="justify" style:justify-single-word="false"/>
      <style:text-properties officeooo:paragraph-rsid="001d876d"/>
    </style:style>
    <style:style style:name="P45" style:family="paragraph" style:parent-style-name="Heading_20_3">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style:font-name="DejaVu Sans" officeooo:rsid="00171a53"/>
    </style:style>
    <style:style style:name="T9" style:family="text">
      <style:text-properties style:font-name="DejaVu Sans" officeooo:rsid="001aae6c"/>
    </style:style>
    <style:style style:name="T10" style:family="text">
      <style:text-properties officeooo:rsid="0004836d"/>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099c"/>
    </style:style>
    <style:style style:name="T16" style:family="text">
      <style:text-properties officeooo:rsid="000a1e1c"/>
    </style:style>
    <style:style style:name="T17" style:family="text">
      <style:text-properties officeooo:rsid="000be748"/>
    </style:style>
    <style:style style:name="T18" style:family="text">
      <style:text-properties officeooo:rsid="001139a2"/>
    </style:style>
    <style:style style:name="T19" style:family="text">
      <style:text-properties officeooo:rsid="0011debf"/>
    </style:style>
    <style:style style:name="T20" style:family="text">
      <style:text-properties officeooo:rsid="00147bd5"/>
    </style:style>
    <style:style style:name="T21" style:family="text">
      <style:text-properties officeooo:rsid="00171a53"/>
    </style:style>
    <style:style style:name="T22" style:family="text">
      <style:text-properties officeooo:rsid="0018ffc2"/>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
      <text:p text:style-name="P3"/>
      <text:p text:style-name="P3"/>
      <text:p text:style-name="P3"/>
      <text:p text:style-name="P3"/>
      <text:p text:style-name="P3"/>
      <text:p text:style-name="P3"/>
      <text:p text:style-name="P3"/>
      <text:p text:style-name="P3"/>
      <text:p text:style-name="P3"/>
      <text:h text:style-name="P33" text:outline-level="1"><text:span text:style-name="T18">r</text:span>49</text:h>
      <text:h text:style-name="P34" text:outline-level="1">Руководство пользователя</text:h>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201<text:span text:style-name="T20">3</text:span> г.</text:p>
      <text:h text:style-name="P38" text:outline-level="2">Получение r49. Состав дистрибутива</text:h>
      <text:p text:style-name="P2"/>
      <text:p text:style-name="P4"><text:tab/>r49 является свободным программным обеспечением (ПО) и распространяется на условиях лицензии GNU GENERAL PUBLIC LICENSE Version 3.</text:p>
      <text:p text:style-name="P4"><text:tab/>r49 использует:</text:p>
      <text:list xml:id="list2424871913081624511" text:style-name="L1">
        <text:list-item>
          <text:p text:style-name="P39">Open Source версию библиотеки Qt<text:span text:style-name="T21">5</text:span>, распространяемую (в том числе) на условиях лицензии GNU GENERAL PUBLIC LICENSE Version 3. Для M$ Windows необходимые для работы r49 компоненты Qt<text:span text:style-name="T21">5</text:span> входят в состав дистрибутива, зависимости программы для обеспечения работы в системах, основанных на GNU/Linux — см. файл README.</text:p>
        </text:list-item>
        <text:list-item>
          <text:p text:style-name="P39">Моноширинные шрифты excalib.ttf и DejaVuSansMono.ttf.</text:p>
        </text:list-item>
      </text:list>
      <text:p text:style-name="P9"><text:span text:style-name="T5">Дополнительную информацию о программном комплексе r49 можно узнать на сайте </text:span><text:a xlink:type="simple" xlink:href="http://pa2311.blogspot.ru/p/r49.html"><text:span text:style-name="T5">http://pa2311.blogspot.ru/p/r49.html</text:span></text:a><text:span text:style-name="T5">.</text:span></text:p>
      <text:p text:style-name="P9"><text:span text:style-name="T5"><text:tab/>r49 может быть получен </text:span><text:span text:style-name="T9">из следующих источников</text:span><text:span text:style-name="T5">:</text:span></text:p>
      <text:list xml:id="list3416798918942945521" text:style-name="L2">
        <text:list-item>
          <text:p text:style-name="P44"><text:a xlink:type="simple" xlink:href="https://www.dropbox.com/sh/e2tlzpk79nglxed/G7decHLIcm"><text:span text:style-name="T9">https://www.dropbox.com/sh/e2tlzpk79nglxed/G7decHLIcm</text:span></text:a></text:p>
        </text:list-item>
        <text:list-item>
          <text:p text:style-name="P43"><text:a xlink:type="simple" xlink:href="https://mega.co.nz/#F!ld5HDQib!Ghl8-SMwEPYk0zEQCi83vA"><text:span text:style-name="T9">https://mega.co.nz/#F!ld5HDQib!Ghl8-SMwEPYk0zEQCi83vA</text:span></text:a></text:p>
        </text:list-item>
      </text:list>
      <text:p text:style-name="P9"><text:span text:style-name="T9">По ссылкам</text:span><text:span text:style-name="T5"> доступны для скачивания</text:span><text:span text:style-name="T8">:</text:span><text:span text:style-name="T5">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2"/>
      <text:h text:style-name="P38" text:outline-level="2">Расчет удельных выбросов вредных веществ (ВВ) с отработавшими газами (ОГ) по циклу</text:h>
      <text:p text:style-name="P2"/>
      <text:h text:style-name="P45" text:outline-level="3">Подготовка к испытаниям. Расчет точек цикла</text:h>
      <text:p text:style-name="P2"/>
      <text:p text:style-name="P4"><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4"><text:tab/>Для выполнения расчета необходимо:</text:p>
      <text:list xml:id="list7524009488892094127" text:style-name="L3">
        <text:list-item>
          <text:p text:style-name="P40">Установить параметр «Задание на расчет» в значение «Точки цикла»;</text:p>
        </text:list-item>
        <text:list-item>
          <text:p text:style-name="P40">Выбрать необходимый стандарт и, если доступно, необходимость расчета дополнительных точек цикла;</text:p>
        </text:list-item>
        <text:list-item>
          <text:p text:style-name="P40">Занести исходные данные в таблицу;</text:p>
        </text:list-item>
        <text:list-item>
          <text:p text:style-name="P40">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4"><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4"/>
      <text:h text:style-name="P45" text:outline-level="3">Обработка результатов испытаний. Расчет удельных выбросов ВВ</text:h>
      <text:p text:style-name="P2"/>
      <text:p text:style-name="P4"><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4"/>
      <text:p text:style-name="P4">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9">Параметр</text:p>
            </table:table-cell>
            <table:table-cell table:style-name="Таблица1.A1" office:value-type="string">
              <text:p text:style-name="P30">Описание</text:p>
            </table:table-cell>
            <table:table-cell table:style-name="Таблица1.C1" office:value-type="string">
              <text:p text:style-name="P30">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6">Т</text:span>очк<text:span text:style-name="T16">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6">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6">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6">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ммH2O]</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6">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6">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6">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6">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6">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6">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8">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8">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4"/>
      <text:p text:style-name="P6">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31">Параметр</text:p>
            </table:table-cell>
            <table:table-cell table:style-name="Таблица4.B1" office:value-type="string">
              <text:p text:style-name="P31">Описание</text:p>
            </table:table-cell>
          </table:table-row>
        </table:table-header-rows>
        <table:table-row>
          <table:table-cell table:style-name="Таблица4.A2" office:value-type="string">
            <text:p text:style-name="P14">Ne_n[kW]</text:p>
          </table:table-cell>
          <table:table-cell table:style-name="Таблица4.B2" office:value-type="string">
            <text:p text:style-name="P15">Эффективная мощность двигателя нетто.</text:p>
          </table:table-cell>
        </table:table-row>
        <table:table-row>
          <table:table-cell table:style-name="Таблица4.A2" office:value-type="string">
            <text:p text:style-name="P15">Me_n[Nm]</text:p>
          </table:table-cell>
          <table:table-cell table:style-name="Таблица4.B2" office:value-type="string">
            <text:p text:style-name="P15">Эффективный крутящий момент двигателя нетто.</text:p>
          </table:table-cell>
        </table:table-row>
        <table:table-row>
          <table:table-cell table:style-name="Таблица4.A2" office:value-type="string">
            <text:p text:style-name="P15">alpha[-]</text:p>
          </table:table-cell>
          <table:table-cell table:style-name="Таблица4.B2" office:value-type="string">
            <text:p text:style-name="P15">Коэффициент избытка воздуха.</text:p>
          </table:table-cell>
        </table:table-row>
        <table:table-row>
          <table:table-cell table:style-name="Таблица4.A2" office:value-type="string">
            <text:p text:style-name="P15">alpha_O2[-]</text:p>
          </table:table-cell>
          <table:table-cell table:style-name="Таблица4.B2" office:value-type="string">
            <text:p text:style-name="P15">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5">Gexh[kg/h]</text:p>
          </table:table-cell>
          <table:table-cell table:style-name="Таблица4.B2" office:value-type="string">
            <text:p text:style-name="P15">Массовый расход влажных отработавших газов.</text:p>
          </table:table-cell>
        </table:table-row>
        <table:table-row>
          <table:table-cell table:style-name="Таблица4.A2" office:value-type="string">
            <text:p text:style-name="P15">Gexhd[kg/h]</text:p>
          </table:table-cell>
          <table:table-cell table:style-name="Таблица4.B2" office:value-type="string">
            <text:p text:style-name="P15">Массовый расход сухих отработавших газов.</text:p>
          </table:table-cell>
        </table:table-row>
        <table:table-row>
          <table:table-cell table:style-name="Таблица4.A2" office:value-type="string">
            <text:p text:style-name="P15">Pb[kPa]</text:p>
          </table:table-cell>
          <table:table-cell table:style-name="Таблица4.B2" office:value-type="string">
            <text:p text:style-name="P15">Барометрическое давление (B0).</text:p>
          </table:table-cell>
        </table:table-row>
        <table:table-row>
          <table:table-cell table:style-name="Таблица4.A2" office:value-type="string">
            <text:p text:style-name="P15">Pa[kPa]</text:p>
          </table:table-cell>
          <table:table-cell table:style-name="Таблица4.B2" office:value-type="string">
            <text:p text:style-name="P15">Давление насыщенных паров.</text:p>
          </table:table-cell>
        </table:table-row>
        <table:table-row>
          <table:table-cell table:style-name="Таблица4.A2" office:value-type="string">
            <text:p text:style-name="P15">Ha[g/kg]</text:p>
          </table:table-cell>
          <table:table-cell table:style-name="Таблица4.B2" office:value-type="string">
            <text:p text:style-name="P15">Абсолютная влажность воздуха.</text:p>
          </table:table-cell>
        </table:table-row>
        <table:table-row>
          <table:table-cell table:style-name="Таблица4.A2" office:value-type="string">
            <text:p text:style-name="P17">Gaird[kg/h]</text:p>
          </table:table-cell>
          <table:table-cell table:style-name="Таблица4.B2" office:value-type="string">
            <text:p text:style-name="P17">Массовый расход сухого воздуха.</text:p>
          </table:table-cell>
        </table:table-row>
        <table:table-row>
          <table:table-cell table:style-name="Таблица4.A2" office:value-type="string">
            <text:p text:style-name="P17">Kw2[-]</text:p>
          </table:table-cell>
          <table:table-cell table:style-name="Таблица4.B2" office:value-type="string">
            <text:p text:style-name="P18">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8">Ffh[-]</text:p>
          </table:table-cell>
          <table:table-cell table:style-name="Таблица4.B2" office:value-type="string">
            <text:p text:style-name="P18">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8">Kf[-]</text:p>
          </table:table-cell>
          <table:table-cell table:style-name="Таблица4.B2" office:value-type="string">
            <text:p text:style-name="P18">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8">Kwr[-]</text:p>
          </table:table-cell>
          <table:table-cell table:style-name="Таблица4.B2" office:value-type="string">
            <text:p text:style-name="P18">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8">Khd[-]</text:p>
          </table:table-cell>
          <table:table-cell table:style-name="Таблица4.B2" office:value-type="string">
            <text:p text:style-name="P18">Поправочный коэффициент на влажность для NOx.</text:p>
          </table:table-cell>
        </table:table-row>
        <table:table-row>
          <table:table-cell table:style-name="Таблица4.A2" office:value-type="string">
            <text:p text:style-name="P18">fa[-]</text:p>
          </table:table-cell>
          <table:table-cell table:style-name="Таблица4.B2" office:value-type="string">
            <text:p text:style-name="P19">Лабораторный атмосферный коэффициент.</text:p>
          </table:table-cell>
        </table:table-row>
        <table:table-row>
          <table:table-cell table:style-name="Таблица4.A2" office:value-type="string">
            <text:p text:style-name="P20">ge[g/kWh]</text:p>
          </table:table-cell>
          <table:table-cell table:style-name="Таблица4.B2" office:value-type="string">
            <text:p text:style-name="P20">Удельный эффективный расход топлива брутто.</text:p>
          </table:table-cell>
        </table:table-row>
        <table:table-row>
          <table:table-cell table:style-name="Таблица4.A2" office:value-type="string">
            <text:p text:style-name="P20">mNOx[g/h]</text:p>
          </table:table-cell>
          <table:table-cell table:style-name="Таблица4.B2" office:value-type="string">
            <text:p text:style-name="P20">Массовый расход выбросов NOx.</text:p>
          </table:table-cell>
        </table:table-row>
        <table:table-row>
          <table:table-cell table:style-name="Таблица4.A2" office:value-type="string">
            <text:p text:style-name="P20">mCO[g/h]</text:p>
          </table:table-cell>
          <table:table-cell table:style-name="Таблица4.B2" office:value-type="string">
            <text:p text:style-name="P20">Массовый расход выбросов CO.</text:p>
          </table:table-cell>
        </table:table-row>
        <table:table-row>
          <table:table-cell table:style-name="Таблица4.A2" office:value-type="string">
            <text:p text:style-name="P20">gCO[g/kWh]</text:p>
          </table:table-cell>
          <table:table-cell table:style-name="Таблица4.B2" office:value-type="string">
            <text:p text:style-name="P20">Удельный выброс CO.</text:p>
          </table:table-cell>
        </table:table-row>
        <table:table-row>
          <table:table-cell table:style-name="Таблица4.A2" office:value-type="string">
            <text:p text:style-name="P20">mCH[g/h]</text:p>
          </table:table-cell>
          <table:table-cell table:style-name="Таблица4.B2" office:value-type="string">
            <text:p text:style-name="P20">Массовый расход выбросов CH.</text:p>
          </table:table-cell>
        </table:table-row>
        <table:table-row>
          <table:table-cell table:style-name="Таблица4.A2" office:value-type="string">
            <text:p text:style-name="P20">gCH[g/kWh]</text:p>
          </table:table-cell>
          <table:table-cell table:style-name="Таблица4.B2" office:value-type="string">
            <text:p text:style-name="P20">Удельный выброс CH.</text:p>
          </table:table-cell>
        </table:table-row>
        <table:table-row>
          <table:table-cell table:style-name="Таблица4.A2" office:value-type="string">
            <text:p text:style-name="P20">ror[kg/m3]</text:p>
          </table:table-cell>
          <table:table-cell table:style-name="Таблица4.B2" table:number-rows-spanned="2" office:value-type="string">
            <text:p text:style-name="P20">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20">CPT[mg/m3]</text:p>
          </table:table-cell>
          <table:covered-table-cell/>
        </table:table-row>
        <table:table-row>
          <table:table-cell table:style-name="Таблица4.A2" office:value-type="string">
            <text:p text:style-name="P20">mPT[g/h]</text:p>
          </table:table-cell>
          <table:table-cell table:style-name="Таблица4.B2" office:value-type="string">
            <text:p text:style-name="P20">Массовый расход «твердых» частиц (вариант расчета по значениям дымности ОГ).</text:p>
          </table:table-cell>
        </table:table-row>
        <table:table-row>
          <table:table-cell table:style-name="Таблица4.A2" office:value-type="string">
            <text:p text:style-name="P20">gPT[g/kWh]</text:p>
          </table:table-cell>
          <table:table-cell table:style-name="Таблица4.B2" office:value-type="string">
            <text:p text:style-name="P20">Удельный выброс «твердых» частиц (вариант расчета по значениям дымности ОГ).</text:p>
          </table:table-cell>
        </table:table-row>
        <table:table-row>
          <table:table-cell table:style-name="Таблица4.A2" office:value-type="string">
            <text:p text:style-name="P20">qmedf[kg/h]</text:p>
          </table:table-cell>
          <table:table-cell table:style-name="Таблица4.B2" office:value-type="string">
            <text:p text:style-name="P20">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20">msepi[g]</text:p>
          </table:table-cell>
          <table:table-cell table:style-name="Таблица4.B2" office:value-type="string">
            <text:p text:style-name="P20">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20">rEGR[%]</text:p>
          </table:table-cell>
          <table:table-cell table:style-name="Таблица4.B2" office:value-type="string">
            <text:p text:style-name="P20">Степень рециркуляции отработавших газов.</text:p>
          </table:table-cell>
        </table:table-row>
        <table:table-row>
          <table:table-cell table:style-name="Таблица4.A2" office:value-type="string">
            <text:p text:style-name="P20">alpha_res[-]</text:p>
          </table:table-cell>
          <table:table-cell table:style-name="Таблица4.B2" office:value-type="string">
            <text:p text:style-name="P20">Коэффициент избытка воздуха с учетом рециркуляции отработавших газов.</text:p>
          </table:table-cell>
        </table:table-row>
        <table:table-row>
          <table:table-cell table:style-name="Таблица4.A2" office:value-type="string">
            <text:p text:style-name="P20">diff_alpha[%]</text:p>
          </table:table-cell>
          <table:table-cell table:style-name="Таблица4.B2" office:value-type="string">
            <text:p text:style-name="P16"><text:span text:style-name="T17">Разница между коэффициентом избытка воздуха, рассчитанным по расходу воздуха и коэффициентом избытка воздуха, рассчитанным по значениям концентраций кислорода на выхлопе.</text:span></text:p>
          </table:table-cell>
        </table:table-row>
      </table:table>
      <text:p text:style-name="P6"/>
      <text:p text:style-name="P4"><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4"><text:tab/>Следует обратить внимание, что количество точек в таблице «Расчет удельных выбросов» должно совпадать с таковым для каждого цикла.</text:p>
      <text:p text:style-name="P4"><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4"><text:soft-page-break/><text:tab/>По завершению расчета в главном окне Qr49 на закладке «Отчеты» автоматически откроется отчет.</text:p>
      <text:p text:style-name="P4"><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4"><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4"><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38" text:outline-level="2">Использование режима «Свободный расчет»</text:h>
      <text:p text:style-name="P2"/>
      <text:p text:style-name="P4"><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4"><text:tab/>Для манипуляций с количеством строк в таблице с исходными данными существуют пункты меню «Правка» — «Добавить строку» и «Удалить строку».</text:p>
      <text:p text:style-name="P4"/>
      <text:h text:style-name="P38" text:outline-level="2">Дополнительные возможности Qr49</text:h>
      <text:p text:style-name="P2"/>
      <text:h text:style-name="P45" text:outline-level="3">Манипуляции с данными в таблицах</text:h>
      <text:p text:style-name="P2"/>
      <text:p text:style-name="P4"><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4"/>
      <text:h text:style-name="P45" text:outline-level="3">Импорт данных из сторонних файлов</text:h>
      <text:p text:style-name="P2"/>
      <text:p text:style-name="P5"><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text:span text:style-name="T22">При изменении </text:span>разделител<text:span text:style-name="T22">я</text:span>, а также <text:span text:style-name="T22">смене файла с импортируемыми данными произойдет</text:span> автоматическое обновление содержимого выпадающих списков диалогового окна. Перенос данных из файла в таблицу исходных данных Qr49 <text:span text:style-name="T10">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10">При этом, программа запоминает ваши действия и отображает их в виджете «Журнал».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импорте (используется кнопка «&gt;»). Сохранение производится с помощью кнопки с символом «С».</text:span></text:p>
      <text:p text:style-name="P4"><text:soft-page-break/></text:p>
      <text:h text:style-name="P45" text:outline-level="3">Работа с отчетами</text:h>
      <text:p text:style-name="P2"/>
      <text:p text:style-name="P4"><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4"/>
      <text:h text:style-name="P45" text:outline-level="3">Параметры r49</text:h>
      <text:p text:style-name="P2"/>
      <text:p text:style-name="P4"><text:tab/>Содержимое файла конфигурации r49 доступно для правки в Qr49 (меню «Файл» — «Общие параметры»).</text:p>
      <text:p text:style-name="P4"/>
      <text:h text:style-name="P45" text:outline-level="3">Повторное проведение расчета</text:h>
      <text:p text:style-name="P2"/>
      <text:p text:style-name="P4"><text:tab/>При необходимости повторного проведения расчета удобно воспользоваться следующим алгоритмом:</text:p>
      <text:list xml:id="list7209417946674851979" text:style-name="L4">
        <text:list-item>
          <text:p text:style-name="P41">загрузить исходные данные, с которыми был сделан расчет ранее (меню «Файл» — «Загрузить исходные данные»);</text:p>
        </text:list-item>
        <text:list-item>
          <text:p text:style-name="P41">загрузить настройки расчета, с которыми был сделан расчет ранее (меню «Файл» — «Загрузить настройки расчета»);</text:p>
        </text:list-item>
        <text:list-item>
          <text:p text:style-name="P41">внести необходимые коррективы в исходные данные и параметры расчета;</text:p>
        </text:list-item>
        <text:list-item>
          <text:p text:style-name="P41">произвести расчет.</text:p>
        </text:list-item>
      </text:list>
      <text:p text:style-name="P4"/>
      <text:h text:style-name="P45" text:outline-level="3">Расчет приведенной мощности</text:h>
      <text:list xml:id="list201739564287242" text:continue-numbering="true" text:style-name="L4">
        <text:list-header>
          <text:p text:style-name="P41"/>
        </text:list-header>
      </text:list>
      <text:p text:style-name="P4"><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максимальным оборотам коленчатого вала двигателя. Для остальных точек значения будут рассчитаны автоматически). Ниже приведены <text:soft-page-break/>описания данных, заносимых в таблицу «Внешняя скоростная характеристика» <text:span text:style-name="T14">и данных, получаемых в результате расчета.</text:span></text:p>
      <text:p text:style-name="P4"/>
      <text:p text:style-name="P4">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9">Параметр</text:p>
            </table:table-cell>
            <table:table-cell table:style-name="Таблица2.B1" office:value-type="string">
              <text:p text:style-name="P29">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row>
          <table:table-cell table:style-name="Таблица2.A2" office:value-type="string">
            <text:p text:style-name="P36">t_c[oC]</text:p>
          </table:table-cell>
          <table:table-cell table:style-name="Таблица2.B2" office:value-type="string">
            <text:p text:style-name="P37">Температура охлаждающей жидкости.</text:p>
          </table:table-cell>
        </table:table-row>
        <table:table-row>
          <table:table-cell table:style-name="Таблица2.A2" office:value-type="string">
            <text:p text:style-name="P36">t_oil[oC]</text:p>
          </table:table-cell>
          <table:table-cell table:style-name="Таблица2.B2" office:value-type="string">
            <text:p text:style-name="P37">Температура масла.</text:p>
          </table:table-cell>
        </table:table-row>
        <table:table-row>
          <table:table-cell table:style-name="Таблица2.A2" office:value-type="string">
            <text:p text:style-name="P36">tk[oC]</text:p>
          </table:table-cell>
          <table:table-cell table:style-name="Таблица2.B2" office:value-type="string">
            <text:p text:style-name="P37">Температура наддувочного воздуха.</text:p>
          </table:table-cell>
        </table:table-row>
        <table:table-row>
          <table:table-cell table:style-name="Таблица2.A2" office:value-type="string">
            <text:p text:style-name="P36">tks[oC]</text:p>
          </table:table-cell>
          <table:table-cell table:style-name="Таблица2.B2" office:value-type="string">
            <text:p text:style-name="P37">Температура наддувочного воздуха после охладителя.</text:p>
          </table:table-cell>
        </table:table-row>
        <table:table-row>
          <table:table-cell table:style-name="Таблица2.A2" office:value-type="string">
            <text:p text:style-name="P36">t_fuel[oC]</text:p>
          </table:table-cell>
          <table:table-cell table:style-name="Таблица2.B2" office:value-type="string">
            <text:p text:style-name="P37">Температура топлива.</text:p>
          </table:table-cell>
        </table:table-row>
        <table:table-row>
          <table:table-cell table:style-name="Таблица2.A2" office:value-type="string">
            <text:p text:style-name="P36">pks[kPa]</text:p>
          </table:table-cell>
          <table:table-cell table:style-name="Таблица2.B2" office:value-type="string">
            <text:p text:style-name="P37">Давление наддувочного воздуха после охладителя.</text:p>
          </table:table-cell>
        </table:table-row>
        <table:table-row>
          <table:table-cell table:style-name="Таблица2.A2" office:value-type="string">
            <text:p text:style-name="P36">Gair[kg/h]</text:p>
          </table:table-cell>
          <table:table-cell table:style-name="Таблица2.B2" office:value-type="string">
            <text:p text:style-name="P37">Массовый расход воздуха.</text:p>
          </table:table-cell>
        </table:table-row>
      </table:table>
      <text:p text:style-name="P4"/>
      <text:p text:style-name="P7">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32">Параметр</text:p>
            </table:table-cell>
            <table:table-cell table:style-name="Таблица3.B1" office:value-type="string">
              <text:p text:style-name="P32">Описание</text:p>
            </table:table-cell>
          </table:table-row>
        </table:table-header-rows>
        <table:table-row table:style-name="Таблица3.1">
          <table:table-cell table:style-name="Таблица3.A2" office:value-type="string">
            <text:p text:style-name="P21">Ne_b[kW]</text:p>
          </table:table-cell>
          <table:table-cell table:style-name="Таблица3.B2" office:value-type="string">
            <text:p text:style-name="P12"><text:span text:style-name="T15">Эффективная мощность двигателя брутто.</text:span></text:p>
          </table:table-cell>
        </table:table-row>
        <table:table-row table:style-name="Таблица3.1">
          <table:table-cell table:style-name="Таблица3.A2" office:value-type="string">
            <text:p text:style-name="P26">ge_b[g/kWh]</text:p>
          </table:table-cell>
          <table:table-cell table:style-name="Таблица3.B2" office:value-type="string">
            <text:p text:style-name="P27">Удельный эффективный расход топлива брутто.</text:p>
          </table:table-cell>
        </table:table-row>
        <table:table-row table:style-name="Таблица3.1">
          <table:table-cell table:style-name="Таблица3.A2" office:value-type="string">
            <text:p text:style-name="P21">qcs[mg/cyc.l]</text:p>
          </table:table-cell>
          <table:table-cell table:style-name="Таблица3.B2" office:value-type="string">
            <text:p text:style-name="P23">Расход топлива с учетом поправки.</text:p>
          </table:table-cell>
        </table:table-row>
        <table:table-row table:style-name="Таблица3.1">
          <table:table-cell table:style-name="Таблица3.A2" office:value-type="string">
            <text:p text:style-name="P21">fm[-]</text:p>
          </table:table-cell>
          <table:table-cell table:style-name="Таблица3.B2" office:value-type="string">
            <text:p text:style-name="P23">Коэффициент, учитывающий характеристики двигателя.</text:p>
          </table:table-cell>
        </table:table-row>
        <table:table-row table:style-name="Таблица3.1">
          <table:table-cell table:style-name="Таблица3.A2" office:value-type="string">
            <text:p text:style-name="P21">pa[kPa]</text:p>
          </table:table-cell>
          <table:table-cell table:style-name="Таблица3.B2" office:value-type="string">
            <text:p text:style-name="P23">Давление водяных паров.</text:p>
          </table:table-cell>
        </table:table-row>
        <table:table-row table:style-name="Таблица3.1">
          <table:table-cell table:style-name="Таблица3.A2" office:value-type="string">
            <text:p text:style-name="P21">ps[kPa]</text:p>
          </table:table-cell>
          <table:table-cell table:style-name="Таблица3.B2" office:value-type="string">
            <text:p text:style-name="P23">Общее атмосферное давление сухого воздуха.</text:p>
          </table:table-cell>
        </table:table-row>
        <text:soft-page-break/>
        <table:table-row table:style-name="Таблица3.1">
          <table:table-cell table:style-name="Таблица3.A2" office:value-type="string">
            <text:p text:style-name="P21">fa[-]</text:p>
          </table:table-cell>
          <table:table-cell table:style-name="Таблица3.B2" office:value-type="string">
            <text:p text:style-name="P23">Коэффициент, учитывающий атмосферные условия.</text:p>
          </table:table-cell>
        </table:table-row>
        <table:table-row table:style-name="Таблица3.1">
          <table:table-cell table:style-name="Таблица3.A2" office:value-type="string">
            <text:p text:style-name="P21">alphad[-]</text:p>
          </table:table-cell>
          <table:table-cell table:style-name="Таблица3.B2" office:value-type="string">
            <text:p text:style-name="P23">Поправочный коэффициент мощности.</text:p>
          </table:table-cell>
        </table:table-row>
        <table:table-row table:style-name="Таблица3.1">
          <table:table-cell table:style-name="Таблица3.A2" office:value-type="string">
            <text:p text:style-name="P21">Ne_r[kW]</text:p>
          </table:table-cell>
          <table:table-cell table:style-name="Таблица3.B2" office:value-type="string">
            <text:p text:style-name="P23">Приведенная мощность.</text:p>
          </table:table-cell>
        </table:table-row>
        <table:table-row table:style-name="Таблица3.1">
          <table:table-cell table:style-name="Таблица3.A2" office:value-type="string">
            <text:p text:style-name="P21">N_br[kW]</text:p>
          </table:table-cell>
          <table:table-cell table:style-name="Таблица3.B2" office:value-type="string">
            <text:p text:style-name="P12"><text:span text:style-name="T12">Измеренная мощность за вычетом потерь на привод вспомогательных агрегатов.</text:span></text:p>
          </table:table-cell>
        </table:table-row>
        <table:table-row table:style-name="Таблица3.1">
          <table:table-cell table:style-name="Таблица3.A2" office:value-type="string">
            <text:p text:style-name="P22"><text:span text:style-name="T19">M</text:span>_br[<text:span text:style-name="T19">Nm</text:span>]</text:p>
          </table:table-cell>
          <table:table-cell table:style-name="Таблица3.B2" office:value-type="string">
            <text:p text:style-name="P13"><text:span text:style-name="T12">Измеренный крутящий момент за вычетом потерь на привод вспомогательных агрегатов.</text:span></text:p>
          </table:table-cell>
        </table:table-row>
        <table:table-row table:style-name="Таблица3.1">
          <table:table-cell table:style-name="Таблица3.A2" office:value-type="string">
            <text:p text:style-name="P24">Ne_nr[kW]</text:p>
          </table:table-cell>
          <table:table-cell table:style-name="Таблица3.B2" office:value-type="string">
            <text:p text:style-name="P25">Полезная приведенная мощность.</text:p>
          </table:table-cell>
        </table:table-row>
        <table:table-row table:style-name="Таблица3.1">
          <table:table-cell table:style-name="Таблица3.A2" office:value-type="string">
            <text:p text:style-name="P24">Me_nr[Nm]</text:p>
          </table:table-cell>
          <table:table-cell table:style-name="Таблица3.B2" office:value-type="string">
            <text:p text:style-name="P25">Полезный приведенный крутящий момент.</text:p>
          </table:table-cell>
        </table:table-row>
        <table:table-row table:style-name="Таблица3.1">
          <table:table-cell table:style-name="Таблица3.A2" office:value-type="string">
            <text:p text:style-name="P24">ge_nr[g/kWh]</text:p>
          </table:table-cell>
          <table:table-cell table:style-name="Таблица3.B2" office:value-type="string">
            <text:p text:style-name="P25">Полезный приведенный удельный эффективный расход топлива.</text:p>
          </table:table-cell>
        </table:table-row>
      </table:table>
      <text:p text:style-name="P7"/>
      <text:h text:style-name="P45" text:outline-level="3">Дополнительные расчеты</text:h>
      <text:p text:style-name="P2"/>
      <text:p text:style-name="P4"><text:tab/>В Qr49 существует возможность провести некоторые дополнительные расчеты:</text:p>
      <text:list xml:id="list5813022242285996319" text:style-name="L5">
        <text:list-item>
          <text:p text:style-name="P42">обороты A, B, C;</text:p>
        </text:list-item>
        <text:list-item>
          <text:p text:style-name="P42">массовый расход воздуха через значение разряжения на измерительном сопле;</text:p>
        </text:list-item>
        <text:list-item>
          <text:p text:style-name="P42">мощность, затрачиваемая двигателем на привод вентилятора;</text:p>
        </text:list-item>
        <text:list-item>
          <text:p text:style-name="P42">пересчета значений дымности ОГ из [м<text:span text:style-name="T3">-1</text:span><text:span text:style-name="T4">]</text:span><text:span text:style-name="T3"> </text:span><text:span text:style-name="T4">в [%] и обратно.</text:span></text:p>
        </text:list-item>
      </text:list>
      <text:p text:style-name="P4"><text:span text:style-name="T4">Эти расчеты доступны на панели расчетов.</text:span></text:p>
      <text:p text:style-name="P8"/>
      <text:h text:style-name="P38" text:outline-level="2">Проведение расчетов без использования графического интерфейса</text:h>
      <text:p text:style-name="P2"/>
      <text:p text:style-name="P4"><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Droid Sans Fallback" svg:font-family="'Droid Sans Fallback'" style:font-family-generic="modern" style:font-pitch="fixed"/>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3-10-22T20:17:39.139875114</dc:date>
    <meta:editing-duration>PT16H26M16S</meta:editing-duration>
    <meta:editing-cycles>158</meta:editing-cycles>
    <meta:generator>LibreOffice/4.1.2.3$Linux_X86_64 LibreOffice_project/410m0$Build-3</meta:generator>
    <meta:document-statistic meta:table-count="4" meta:image-count="0" meta:object-count="0" meta:page-count="15" meta:paragraph-count="274" meta:word-count="2319" meta:character-count="18109" meta:non-whitespace-character-count="16052"/>
  </office:meta>
</office:document-meta>
</file>